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1.331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3faf46"/>
      <style:text-properties fo:color="#ffffff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  <table:table-cell table:style-name="ce6" office:value-type="string" calcext:value-type="string">
            <text:p>Unit price (€)</text:p>
          </table:table-cell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https://fr.rs-online.com/web/p/resistances-de-puissance/7547622/</text:p>
          </table:table-cell>
          <table:table-cell/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  <table:table-cell/>
        </table:table-row>
        <table:table-row table:style-name="ro1">
          <table:table-cell office:value-type="string" calcext:value-type="string">
            <text:p>STP60NF06L</text:p>
          </table:table-cell>
          <table:table-cell office:value-type="string" calcext:value-type="string">
            <text:p>STMicroelectonics</text:p>
          </table:table-cell>
          <table:table-cell office:value-type="string" calcext:value-type="string">
            <text:p>Mosfet N 60A 60V 110W</text:p>
          </table:table-cell>
          <table:table-cell office:value-type="string" calcext:value-type="string">
            <text:p>https://fr.rs-online.com/web/p/transistors-mosfet/4857816/</text:p>
          </table:table-cell>
          <table:table-cell/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  <table:table-cell/>
        </table:table-row>
        <table:table-row table:style-name="ro1">
          <table:table-cell office:value-type="string" calcext:value-type="string">
            <text:p>Heatsink TO-220</text:p>
          </table:table-cell>
          <table:table-cell/>
          <table:table-cell office:value-type="string" calcext:value-type="string">
            <text:p>Heatsink 34x30x12mm</text:p>
          </table:table-cell>
          <table:table-cell office:value-type="string" calcext:value-type="string">
            <text:p>https://www.aliexpress.com/item/32834691585.html?spm=a2g0o.productlist.0.0.2220ca9f6ruhzm&amp;algo_pvid=418e6884-5c0d-49a2-b79f-a3e16090e29c&amp;algo_expid=418e6884-5c0d-49a2-b79f-a3e16090e29c-22&amp;btsid=0b0a0ac215853031524754479e0d03&amp;ws_ab_test=searchweb0_0,searchweb201602_,searchweb201603_</text:p>
          </table:table-cell>
          <table:table-cell/>
        </table:table-row>
        <table:table-row table:style-name="ro1">
          <table:table-cell table:style-name="ce4" office:value-type="string" calcext:value-type="string">
            <text:p>FA-T220-38E</text:p>
          </table:table-cell>
          <table:table-cell table:style-name="ce4" office:value-type="string" calcext:value-type="string">
            <text:p>Ohmite</text:p>
          </table:table-cell>
          <table:table-cell table:style-name="ce4" office:value-type="string" calcext:value-type="string">
            <text:p>Heatsink 41.6x25x38.1mm 3.8K/W</text:p>
          </table:table-cell>
          <table:table-cell table:style-name="ce4" office:value-type="string" calcext:value-type="string">
            <text:p>https://fr.rs-online.com/web/p/dissipateurs-de-chaleur/8934945/</text:p>
          </table:table-cell>
          <table:table-cell/>
        </table:table-row>
        <table:table-row table:style-name="ro1">
          <table:table-cell office:value-type="string" calcext:value-type="string">
            <text:p>FA-T220-51E</text:p>
          </table:table-cell>
          <table:table-cell office:value-type="string" calcext:value-type="string">
            <text:p>Ohmite</text:p>
          </table:table-cell>
          <table:table-cell office:value-type="string" calcext:value-type="string">
            <text:p>Heatsink 41.6x25x50.8mm 3.4K/W</text:p>
          </table:table-cell>
          <table:table-cell office:value-type="string" calcext:value-type="string">
            <text:p>https://fr.rs-online.com/web/p/dissipateurs-de-chaleur/8934948/</text:p>
          </table:table-cell>
          <table:table-cell/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 office:value-type="string" calcext:value-type="string">
            <text:p>https://fr.rs-online.com/web/p/condensateurs-aluminium/7111479/</text:p>
          </table:table-cell>
          <table:table-cell/>
        </table:table-row>
        <table:table-row table:style-name="ro1">
          <table:table-cell office:value-type="string" calcext:value-type="string">
            <text:p><text:s/>711-151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 office:value-type="string" calcext:value-type="string">
            <text:p>https://fr.rs-online.com/web/p/condensateurs-aluminium/7111510/</text:p>
          </table:table-cell>
          <table:table-cell/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 office:value-type="string" calcext:value-type="string">
            <text:p>https://fr.rs-online.com/web/p/diodes-de-redressement-et-schottky/1464841/</text:p>
          </table:table-cell>
          <table:table-cell/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 office:value-type="string" calcext:value-type="string">
            <text:p>https://fr.rs-online.com/web/p/diodes-de-commutation/7512705P/</text:p>
          </table:table-cell>
          <table:table-cell/>
        </table:table-row>
        <table:table-row table:style-name="ro1">
          <table:table-cell office:value-type="string" calcext:value-type="string">
            <text:p><text:s/>671-9129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2x 115/25V transformer, 80 VA</text:p>
          </table:table-cell>
          <table:table-cell office:value-type="string" calcext:value-type="string">
            <text:p>https://fr.rs-online.com/web/p/transformateurs-toriques/6719129/</text:p>
          </table:table-cell>
          <table:table-cell/>
        </table:table-row>
        <table:table-row table:style-name="ro1">
          <table:table-cell office:value-type="string" calcext:value-type="string">
            <text:p>80x80mm Fan</text:p>
          </table:table-cell>
          <table:table-cell office:value-type="string" calcext:value-type="string">
            <text:p>Cikuso</text:p>
          </table:table-cell>
          <table:table-cell office:value-type="string" calcext:value-type="string">
            <text:p>80x80mm 12V, 0,18A brushless</text:p>
          </table:table-cell>
          <table:table-cell office:value-type="string" calcext:value-type="string">
            <text:p>https://fr.aliexpress.com/item/4000090406540.html?spm=a2g0o.productlist.0.0.1b554e9dmdBAhi&amp;algo_pvid=cfe06920-8a80-4455-b900-f1ca403ae7ed&amp;algo_expid=cfe06920-8a80-4455-b900-f1ca403ae7ed-30&amp;btsid=0b0a22a415850471601024744e09a1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40x40 Fan Ball bearings</text:p>
          </table:table-cell>
          <table:table-cell office:value-type="string" calcext:value-type="string">
            <text:p>JIESAMMY</text:p>
          </table:table-cell>
          <table:table-cell office:value-type="string" calcext:value-type="string">
            <text:p>40x40mm (12V 0,1A ; 24V ; 0,08A, 1,92W) ball bearings</text:p>
          </table:table-cell>
          <table:table-cell office:value-type="string" calcext:value-type="string">
            <text:p>https://fr.aliexpress.com/item/33012020984.html?spm=a2g0o.productlist.0.0.2336f4acYm8oln&amp;algo_pvid=03c28301-4746-4f1c-aa33-9d56e5b5164e&amp;algo_expid=03c28301-4746-4f1c-aa33-9d56e5b5164e-3&amp;btsid=0b0a0ad815850477427286562e54db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80x80mm 24V Fan</text:p>
          </table:table-cell>
          <table:table-cell office:value-type="string" calcext:value-type="string">
            <text:p>Delta Electronics Inc.</text:p>
          </table:table-cell>
          <table:table-cell office:value-type="string" calcext:value-type="string">
            <text:p>80x80mm 24V 0,12A ball bearings</text:p>
          </table:table-cell>
          <table:table-cell office:value-type="string" calcext:value-type="string">
            <text:p>https://fr.aliexpress.com/item/32837253236.html?spm=a2g0o.productlist.0.0.3ec21e617BG4nW&amp;algo_pvid=d29c1ee4-4896-47fb-933a-d142b3be37bb&amp;algo_expid=d29c1ee4-4896-47fb-933a-d142b3be37bb-11&amp;btsid=0b0a3f8115850495793978089e4475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X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150nF +-20 %, 310Vac, 630V dc, X2 capacitor</text:p>
          </table:table-cell>
          <table:table-cell office:value-type="string" calcext:value-type="string">
            <text:p>https://fr.rs-online.com/web/p/condensateurs-polypropylene/1262221/</text:p>
          </table:table-cell>
          <table:table-cell/>
        </table:table-row>
        <table:table-row table:style-name="ro1">
          <table:table-cell office:value-type="string" calcext:value-type="string">
            <text:p>Y2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22nF +-20 %, 300 Vac, 1kV dc </text:p>
          </table:table-cell>
          <table:table-cell office:value-type="string" calcext:value-type="string">
            <text:p>https://fr.rs-online.com/web/p/condensateurs-polypropylene/1650068/</text:p>
          </table:table-cell>
          <table:table-cell/>
        </table:table-row>
        <table:table-row table:style-name="ro1">
          <table:table-cell office:value-type="string" calcext:value-type="string">
            <text:p>1mm copper wir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mm, 11m, enamled copper wire (AWG 18) ; up to 19A continuous</text:p>
          </table:table-cell>
          <table:table-cell office:value-type="string" calcext:value-type="string">
            <text:p>https://fr.rs-online.com/web/p/fils-de-cuivre/7790713/</text:p>
          </table:table-cell>
          <table:table-cell/>
        </table:table-row>
        <table:table-row table:style-name="ro1">
          <table:table-cell office:value-type="string" calcext:value-type="string">
            <text:p>Jst 2 poles wire +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Wires + connectors (male/female)</text:p>
          </table:table-cell>
          <table:table-cell office:value-type="string" calcext:value-type="string">
            <text:p>https://www.aliexpress.com/item/32822128879.html?spm=a2g0o.productlist.0.0.5ee264efQUr3r5&amp;algo_pvid=ef3e446c-ded0-4e3b-8acc-b6072526a804&amp;algo_expid=ef3e446c-ded0-4e3b-8acc-b6072526a804-8&amp;btsid=0b0a182b15852900260028946efe91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Terminal 2 poles </text:p>
          </table:table-cell>
          <table:table-cell/>
          <table:table-cell office:value-type="string" calcext:value-type="string">
            <text:p>2 poles, 10A, with screws</text:p>
          </table:table-cell>
          <table:table-cell office:value-type="string" calcext:value-type="string">
            <text:p>https://www.aliexpress.com/item/33018729203.html?spm=a2g0o.productlist.0.0.5ce95cefYxJvot&amp;algo_pvid=54f2ea56-8a4e-49ef-be1c-f09363f5c4b2&amp;algo_expid=54f2ea56-8a4e-49ef-be1c-f09363f5c4b2-12&amp;btsid=0b0a050b15852901325832714ea5da&amp;ws_ab_test=searchweb0_0,searchweb201602_,searchweb201603_</text:p>
          </table:table-cell>
          <table:table-cell/>
        </table:table-row>
        <table:table-row table:style-name="ro1">
          <table:table-cell office:value-type="string" calcext:value-type="string">
            <text:p>Terminal 2 poles </text:p>
          </table:table-cell>
          <table:table-cell/>
          <table:table-cell office:value-type="string" calcext:value-type="string">
            <text:p>2 poles, 20A, with screws</text:p>
          </table:table-cell>
          <table:table-cell office:value-type="string" calcext:value-type="string">
            <text:p>https://www.aliexpress.com/item/32961019373.html?spm=a2g0o.productlist.0.0.edc153af8QKGiR&amp;algo_pvid=bf04008d-e67c-4ef8-9c02-952a66825b02&amp;algo_expid=bf04008d-e67c-4ef8-9c02-952a66825b02-10&amp;btsid=0b0a050b15852902051905239ea5ee&amp;ws_ab_test=searchweb0_0,searchweb201602_,searchweb201603_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09:34:35.688123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5:35.304498784</meta:creation-date>
    <dc:date>2020-03-27T11:43:55.569858955</dc:date>
    <meta:editing-duration>PT7H1M42S</meta:editing-duration>
    <meta:editing-cycles>22</meta:editing-cycles>
    <meta:generator>LibreOffice/6.4.2.2$Linux_X86_64 LibreOffice_project/40$Build-2</meta:generator>
    <meta:document-statistic meta:table-count="1" meta:cell-count="86" meta:object-count="0"/>
  </office:meta>
</office:document-meta>
</file>